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806in"/>
    </style:style>
    <style:style style:name="P1" style:family="paragraph" style:parent-style-name="Table_20_Contents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Cantarel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Table_20_Contents" style:list-style-name="L1">
      <style:text-properties fo:font-variant="normal" fo:text-transform="none" fo:color="#222222" style:font-name="Cantarell" fo:font-size="10pt" fo:letter-spacing="normal" fo:font-style="normal" fo:font-weight="normal" style:font-size-asian="10pt" style:font-size-complex="10pt"/>
    </style:style>
    <style:style style:name="P6" style:family="paragraph" style:parent-style-name="Table_20_Contents" style:list-style-name="L1">
      <style:text-properties fo:font-variant="normal" fo:text-transform="none" fo:color="#222222" style:font-name="Cantarell" fo:font-size="6pt" fo:letter-spacing="normal" fo:font-style="normal" fo:font-weight="normal" style:font-size-asian="5.25pt" style:font-size-complex="6pt"/>
    </style:style>
    <style:style style:name="T1" style:family="text">
      <style:text-properties style:font-name="Cantarell" fo:font-weight="bold" style:font-weight-asian="bold" style:font-weight-complex="bold"/>
    </style:style>
    <style:style style:name="T2" style:family="text">
      <style:text-properties style:font-name="Cantarell"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Liberation Serif" fo:font-size="10pt" style:font-size-asian="10pt" style:font-size-complex="10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utes of Meeting </text:p>
      <text:p text:style-name="P4"><text:span text:style-name="T1">GMRT</text:span><text:span text:style-name="T4"><text:tab/></text:span><text:tab/><text:tab/><text:tab/><text:tab/><text:span text:style-name="T1">Minutes of Meeting</text:span></text:p>
      <text:p text:style-name="P4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 table:style-name="Table1.2">
          <table:table-cell table:style-name="Table1.A2" office:value-type="string">
            <text:p text:style-name="P2">Held on</text:p>
          </table:table-cell>
          <table:table-cell table:style-name="Table1.B2" office:value-type="string">
            <text:p text:style-name="P1">29<text:span text:style-name="T3">th</text:span> APRIL 2014 Time : 15.00 PM to 16.00 PM , GMRT conference room,NCRA Board room </text:p>
          </table:table-cell>
        </table:table-row>
        <table:table-row>
          <table:table-cell table:style-name="Table1.A2" office:value-type="string">
            <text:p text:style-name="P2">Attendees</text:p>
          </table:table-cell>
          <table:table-cell table:style-name="Table1.B2" office:value-type="string">
            <text:p text:style-name="P1">NGK, SN,CPK,NMS &amp; RRU</text:p>
          </table:table-cell>
        </table:table-row>
        <table:table-row>
          <table:table-cell table:style-name="Table1.A4" office:value-type="string">
            <text:p text:style-name="P2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2">Highlights</text:p>
            <text:p text:style-name="P2">and items</text:p>
            <text:p text:style-name="P2">discussed </text:p>
          </table:table-cell>
          <table:table-cell table:style-name="Table1.B2" office:value-type="string">
            <text:p text:style-name="Table_20_Contents"><text:span text:style-name="T5"><text:s text:c="7"/></text:span><text:span text:style-name="T2"><text:s text:c="3"/></text:span></text:p>
            <text:list xml:id="list158755538" text:style-name="L1">
              <text:list-item>
                <text:p text:style-name="P5">CPK updated that </text:p>
                <text:p text:style-name="P5">- <text:s/>Loop back test for serial port worked in Miltec PC. MCM device driver communication also worked for some time but later on we got into some problem. - - - - We are testing Miltec PC because CPK has to submit inspection report of Miltec&amp; so that vendor payment can be released. </text:p>
                <text:p text:style-name="P5"><text:s text:c="3"/>installation.</text:p>
                <text:p text:style-name="P5">- In Plan meeting topics related to purchase of extra MCM card was discussed, YG asked to give justification for purchasing new MCM cards.</text:p>
                <text:p text:style-name="P5">* NGK asked CPK to go ahead with indenting extra MCM cards.</text:p>
                <text:p text:style-name="P5">- CPK updated that as per plan meeting discussion we have to give Analog back end one L2 switch for their system testing.</text:p>
                <text:p text:style-name="P5">According to RFI report DLink &amp; CISCO switch are best options as per RFI, So we have to give either DLink or CISCO switch.</text:p>
                <text:p text:style-name="P5">- If Analog Back end group ask for CISCO switch, Online_V2 lab set Up will get disturb for one month.</text:p>
                <text:p text:style-name="P5">* NGK suggested to give AB switch for one month as well as look for purchasing one more L2 switch.</text:p>
                <text:p text:style-name="P5">- Need to work on mass production of shielded RFI box with the help of Mechanical group.</text:p>
                <text:p text:style-name="P6"/>
              </text:list-item>
              <text:list-item>
                <text:p text:style-name="P5">RRU updated that</text:p>
                <text:p text:style-name="P5">- Successfully tested GWB correlator with Online_V2.</text:p>
                <text:p text:style-name="P5">- Working with CPK for testing serial port communication of Miltec PC.</text:p>
                <text:p text:style-name="P5"/>
              </text:list-item>
              <text:list-item>
                <text:p text:style-name="P5">NMS updated : </text:p>
                <text:p text:style-name="P5">- 1<text:span text:style-name="T3">st</text:span> level web page monitoring tool is done. 2<text:span text:style-name="T3">Nd</text:span> level work will start soon.</text:p>
                <text:p text:style-name="P5">* NGK suggested that color of web site as well as back ground should be same.</text:p>
                <text:p text:style-name="P5"/>
              </text:list-item>
              <text:list-item>
                <text:p text:style-name="P5">Nayak ji updated that :</text:p>
                <text:p text:style-name="P5">- In TCS related meeting YG has asked for participation from Telemetry group members for EPICS software learning &amp; exploration.</text:p>
                <text:p text:style-name="P5">* NGK suggested that can be taken once we finished our development work.</text:p>
                <text:p text:style-name="P6"/>
              </text:list-item>
              <text:list-item>
                <text:p text:style-name="P5">Next meeting can be scheduled for 16<text:span text:style-name="T3">th</text:span> May 2014, RRU will ask all members for possibility. </text:p>
              </text:list-item>
            </text:list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4-04-29T19:27:49</dc:date>
    <dc:creator>teleset </dc:creator>
    <meta:editing-duration>P1DT14H10M10S</meta:editing-duration>
    <meta:editing-cycles>505</meta:editing-cycles>
    <meta:generator>LibreOffice/3.4$Linux LibreOffice_project/340m1$Build-602</meta:generator>
    <meta:document-statistic meta:table-count="1" meta:image-count="0" meta:object-count="0" meta:page-count="1" meta:paragraph-count="35" meta:word-count="374" meta:character-count="1966" meta:non-whitespace-character-count="1618"/>
  </office:meta>
</office:document-meta>
</file>